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34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28.95mm" fo:break-before="auto" style:use-optimal-row-height="true"/>
    </style:style>
    <style:style style:name="ro2" style:family="table-row">
      <style:table-row-properties style:row-height="43.57mm" fo:break-before="auto" style:use-optimal-row-height="true"/>
    </style:style>
    <style:style style:name="ro3" style:family="table-row">
      <style:table-row-properties style:row-height="52.92mm" fo:break-before="auto" style:use-optimal-row-height="true"/>
    </style:style>
    <style:style style:name="ro4" style:family="table-row">
      <style:table-row-properties style:row-height="57.89mm" fo:break-before="auto" style:use-optimal-row-height="true"/>
    </style:style>
    <style:style style:name="ro5" style:family="table-row">
      <style:table-row-properties style:row-height="19.6mm" fo:break-before="auto" style:use-optimal-row-height="true"/>
    </style:style>
    <style:style style:name="ro6" style:family="table-row">
      <style:table-row-properties style:row-height="38.5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9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number-columns-repeated="3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97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How was the duration of the course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were the training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ill you recommend this document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If you have Linux / Android project opportunities, will you use this document again in the future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important are printed material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Did instructor oral explanations add value to the lecture material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much value did the instructor add to lecture materials?</text:p>
          </table:table-cell>
          <table:table-cell table:style-name="ce1" office:value-type="string" calcext:value-type="string">
            <text:p>Suggestions and comments</text:p>
          </table:table-cell>
          <table:table-cell table:style-name="ce1" office:value-type="string" calcext:value-type="string">
            <text:p>Was the instructor helpful with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he training equipment (mainly computers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well was the course organized (program, registration, schedule...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much did you learn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should this course be in your daily job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ould you recommend this course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Overall rating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Further training need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What part(s) of the course did you like most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hat part(s) of the course did you like least?</text:p>
          </table:table-cell>
          <table:table-cell table:style-name="ce1" office:value-type="string" calcext:value-type="string">
            <text:p>What reasons prompted you to choose Bootlin?</text:p>
          </table:table-cell>
          <table:table-cell table:style-name="ce1" office:value-type="string" calcext:value-type="string">
            <text:p>How did you first learn about Bootlin?</text:p>
          </table:table-cell>
          <table:table-cell table:style-name="ce1" office:value-type="string" calcext:value-type="string">
            <text:p>Interested in other types of embedded Linux engineering services?</text:p>
          </table:table-cell>
          <table:table-cell table:style-name="ce1" office:value-type="string" calcext:value-type="string">
            <text:p>Comments and expectations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raining conditions (room size, equipment, environment)?</text:p>
          </table:table-cell>
          <table:table-cell table:style-name="ce1" office:value-type="string" calcext:value-type="string">
            <text:p>How useful were the practical demos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ifficult were the training labs?</text:p>
          </table:table-cell>
          <table:table-cell table:style-name="ce1" office:value-type="string" calcext:value-type="string">
            <text:p>Was enough time dedicated to practical demo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knowledgeable was the instructor?</text:p>
          </table:table-cell>
          <table:table-cell table:style-name="ce1" office:value-type="string" calcext:value-type="string">
            <text:p>Please tell us why you need or don't need paper printed materials</text:p>
          </table:table-cell>
          <table:table-cell table:style-name="ce1" office:value-type="string" calcext:value-type="string">
            <text:p>How far do you come from?</text:p>
          </table:table-cell>
          <table:table-cell table:number-columns-repeated="972"/>
        </table:table-row>
        <table:table-row table:style-name="ro2">
          <table:table-cell office:value-type="date" office:date-value="2020-10-02T15:52:10.458" calcext:value-type="date">
            <text:p>10/2/2020 15:52: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Technical resources on the Bootlin website</text:p>
          </table:table-cell>
          <table:table-cell office:value-type="string" calcext:value-type="string">
            <text:p>Development of real-time systems, Build environment support, Technology and architecture consul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2">
          <table:table-cell office:value-type="date" office:date-value="2020-10-02T15:54:27.536" calcext:value-type="date">
            <text:p>10/2/2020 15:54: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reate recipes</text:p>
          </table:table-cell>
          <table:table-cell/>
          <table:table-cell table:style-name="ce4" office:value-type="string" calcext:value-type="string">
            <text:p>Creating mirrors</text:p>
          </table:table-cell>
          <table:table-cell office:value-type="string" calcext:value-type="string">
            <text:p>Availability of online sessions</text:p>
          </table:table-cell>
          <table:table-cell office:value-type="string" calcext:value-type="string">
            <text:p>Bootlin chosen by my management</text:p>
          </table:table-cell>
          <table:table-cell office:value-type="string" calcext:value-type="string">
            <text:p>Linux board support package development, Build environment support, Root filesystem developm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date" office:date-value="2020-10-02T15:56:59.148" calcext:value-type="date">
            <text:p>10/2/2020 15:56: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vailability of online sessions, Open training materials that can be checked in advance, My collegues attended this 3 month ago</text:p>
          </table:table-cell>
          <table:table-cell office:value-type="string" calcext:value-type="string">
            <text:p>Course recommended by previous participants</text:p>
          </table:table-cell>
          <table:table-cell office:value-type="string" calcext:value-type="string">
            <text:p>Linux board support package development, Development of real-time systems, Build environment support, Root filesystem developm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4">
          <table:table-cell office:value-type="date" office:date-value="2020-10-02T15:57:57.27" calcext:value-type="date">
            <text:p>10/2/2020 15:57: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Bootlin chosen by my management</text:p>
          </table:table-cell>
          <table:table-cell office:value-type="string" calcext:value-type="string">
            <text:p>Boot time reduction, Power management, Development of real-time systems, Bug fixing, Technology and architecture consul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5">
          <table:table-cell office:value-type="date" office:date-value="2020-10-02T16:07:37.568" calcext:value-type="date">
            <text:p>10/2/2020 16:07:3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en training materials that can be checked in advance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Not interest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6">
          <table:table-cell office:value-type="date" office:date-value="2020-10-02T17:00:56.349" calcext:value-type="date">
            <text:p>10/2/2020 17:00:5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en training materials that can be checked in advance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Linux board support package development, Boot time reduction, Root filesystem develop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date" office:date-value="2020-10-02T20:57:33.567" calcext:value-type="date">
            <text:p>10/2/2020 20:57: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The Kernel Training is a good complet with the Yocto one because of the concept of patches, defconfig and dts that are on used on both course.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 thought that if i have had the chance to follow this training few years ago, i'd spent less time on some problem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f one day i have to work with buildroot, i think that i'll start with the bootlin"s training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irectories structures and distro/receipce/layers concepts</text:p>
          </table:table-cell>
          <table:table-cell table:number-columns-repeated="2"/>
          <table:table-cell office:value-type="string" calcext:value-type="string">
            <text:p>Availability of online sessions, Cost, Bootlin references</text:p>
          </table:table-cell>
          <table:table-cell office:value-type="string" calcext:value-type="string">
            <text:p>through free electrons</text:p>
          </table:table-cell>
          <table:table-cell office:value-type="string" calcext:value-type="string">
            <text:p>Boot time reduction, Development of real-time systems, Bug fixing, Technology and architecture consultin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4:48:17.095834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5T14:49:06.121048413</dc:date>
    <dc:creator>Anja Roubin</dc:creator>
    <meta:editing-duration>PT49S</meta:editing-duration>
    <meta:editing-cycles>1</meta:editing-cycles>
    <meta:document-statistic meta:table-count="1" meta:cell-count="170" meta:object-count="0"/>
  </office:meta>
</office:document-meta>
</file>